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87ef1" officeooo:paragraph-rsid="001a7b4f"/>
    </style:style>
    <style:style style:name="P2" style:family="paragraph" style:parent-style-name="Standard">
      <style:text-properties fo:font-size="12pt" officeooo:rsid="00187ef1" officeooo:paragraph-rsid="001955f2" style:font-size-asian="10.5pt" style:font-size-complex="12pt"/>
    </style:style>
    <style:style style:name="P3" style:family="paragraph" style:parent-style-name="Standard">
      <style:text-properties fo:font-size="12pt" officeooo:rsid="0019a3d8" officeooo:paragraph-rsid="001a7b4f" style:font-size-asian="10.5pt" style:font-size-complex="12pt"/>
    </style:style>
    <style:style style:name="P4" style:family="paragraph" style:parent-style-name="Standard">
      <style:text-properties officeooo:rsid="00187ef1" officeooo:paragraph-rsid="0019a3d8"/>
    </style:style>
    <style:style style:name="P5" style:family="paragraph" style:parent-style-name="Text_20_body">
      <style:text-properties officeooo:paragraph-rsid="000ee8b1"/>
    </style:style>
    <style:style style:name="P6" style:family="paragraph" style:parent-style-name="Title">
      <style:paragraph-properties fo:line-height="100%"/>
      <style:text-properties officeooo:paragraph-rsid="000b66c6"/>
    </style:style>
    <style:style style:name="P7" style:family="paragraph" style:parent-style-name="Heading_20_2">
      <style:text-properties officeooo:rsid="000ee8b1" officeooo:paragraph-rsid="000ee8b1"/>
    </style:style>
    <style:style style:name="P8" style:family="paragraph" style:parent-style-name="Heading_20_2">
      <style:text-properties officeooo:rsid="00112ea6" officeooo:paragraph-rsid="00112ea6"/>
    </style:style>
    <style:style style:name="P9" style:family="paragraph" style:parent-style-name="Heading_20_2">
      <style:text-properties officeooo:rsid="0012b4e9" officeooo:paragraph-rsid="0012b4e9"/>
    </style:style>
    <style:style style:name="P10" style:family="paragraph" style:parent-style-name="Heading_20_2">
      <style:text-properties officeooo:rsid="0015eb7f" officeooo:paragraph-rsid="0015eb7f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officeooo:rsid="0019a3d8" style:font-size-asian="10.5pt" style:font-size-complex="12pt"/>
    </style:style>
    <style:style style:name="T3" style:family="text">
      <style:text-properties fo:font-size="12pt" officeooo:rsid="001a7b4f" style:font-size-asian="10.5pt" style:font-size-complex="12pt"/>
    </style:style>
    <style:style style:name="T4" style:family="text">
      <style:text-properties fo:font-size="12pt" officeooo:rsid="000a6f8d" style:font-size-asian="10.5pt" style:font-size-complex="12pt"/>
    </style:style>
    <style:style style:name="T5" style:family="text">
      <style:text-properties fo:font-size="12pt" officeooo:rsid="000b66c6" style:font-size-asian="10.5pt" style:font-size-complex="12pt"/>
    </style:style>
    <style:style style:name="T6" style:family="text">
      <style:text-properties fo:font-size="12pt" officeooo:rsid="000bcd4f" style:font-size-asian="10.5pt" style:font-size-complex="12pt"/>
    </style:style>
    <style:style style:name="T7" style:family="text">
      <style:text-properties fo:font-size="12pt" officeooo:rsid="0012b4e9" style:font-size-asian="10.5pt" style:font-size-complex="12pt"/>
    </style:style>
    <style:style style:name="T8" style:family="text">
      <style:text-properties fo:font-size="12pt" fo:font-weight="bold" style:font-size-asian="10.5pt" style:font-weight-asian="bold" style:font-size-complex="12pt" style:font-weight-complex="bold"/>
    </style:style>
    <style:style style:name="T9" style:family="text">
      <style:text-properties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T10" style:family="text">
      <style:text-properties fo:font-size="12pt" fo:font-style="normal" fo:font-weight="normal" officeooo:rsid="000b66c6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24pt" style:text-underline-style="none" style:font-size-asian="24pt" style:font-size-complex="24pt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16pt" officeooo:rsid="00108045" style:font-size-asian="16pt" style:font-size-complex="16pt"/>
    </style:style>
    <style:style style:name="T17" style:family="text">
      <style:text-properties officeooo:rsid="0017a25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1">V</text:span><text:span text:style-name="T12">oraldo</text:span><text:span text:style-name="T9"> </text:span></text:p>
      <text:p text:style-name="P6"><text:span text:style-name="T10">By Jon Baker</text:span></text:p>
      <text:h text:style-name="Heading_20_1" text:outline-level="1">Background</text:h>
      <text:p text:style-name="P2"/>
      <text:p text:style-name="P1"><text:span text:style-name="T1"><text:tab/></text:span><text:span text:style-name="T2">In the early </text:span><text:span text:style-name="T5">19</text:span><text:span text:style-name="T2">90s, there was some development of </text:span><text:span text:style-name="T3">volume</text:span><text:span text:style-name="T2"> graphics, a concept which defines models </text:span><text:span text:style-name="T3">with discrete cells - at any given point within the model, a value can be determined from the contents of the corresponding cell which will tell what color the model is at that point. </text:span><text:span text:style-name="T7">There are definite practical applications for this kind of representation – medical scans such as MRI capture slices through the body to construct a representation of the internal structure of the body. </text:span><text:span text:style-name="T4">This is in contrast to polygonal graphics, which define the surface of a model using points at the verticies of a triangular mesh to to make a sort of hollow shell. </text:span><text:span text:style-name="T3">Due to memory limitations, polygonal graphics have been by far the more prevalent method of modeling geometry. </text:span></text:p>
      <text:p text:style-name="P3"/>
      <text:p text:style-name="P1"><text:span text:style-name="T2"><text:tab/>In recent years, the amount of memory and memory bandwidth available on consumer-grade graphics hardware has skyrocketed. This memory is used to hold information on geometry to be rendered, </text:span><text:span text:style-name="T3">using points, lines or triangles</text:span><text:span text:style-name="T2">, as well as textures that can be used to apply image data to the rendered geometry. </text:span></text:p>
      <text:p text:style-name="P3"/>
      <text:p text:style-name="P4"><text:span text:style-name="T1"><text:tab/>This project consists of two programs, </text:span><text:span text:style-name="T6">written in C++</text:span><text:span text:style-name="T1"> – </text:span><text:span text:style-name="T8">gen</text:span><text:span text:style-name="T1">, which generates a voxel model out of various primitives, and </text:span><text:span text:style-name="T8">vu</text:span><text:span text:style-name="T1">, which takes in a model generated by gen and allows realtime viewing using 3D textures in OpenGL. </text:span></text:p>
      <text:p text:style-name="P4"><text:span text:style-name="T1"/></text:p>
      <text:p text:style-name="P4"><text:span text:style-name="T1"><text:tab/></text:span><text:span text:style-name="T6">The code is available on github, at: https://github.com/0xBAMA/V07</text:span></text:p>
      <text:p text:style-name="P4"><text:span text:style-name="T1"/></text:p>
      <text:h text:style-name="Heading_20_1" text:outline-level="1"><text:span text:style-name="T13">Gen</text:span> <text:span text:style-name="T15">(voxel model generation program)</text:span></text:h>
      <text:h text:style-name="P7" text:outline-level="2">Representation of Voxel Data</text:h>
      <text:p text:style-name="P5"><text:tab/><text:span text:style-name="T17">The voxel data is held as a long one dimensional array – it goes across the block in strips along the x-axis, next the y-axis, then the z-axis. What this looks like, practically, is that a reference to a cell with address (X,Y,Z) in a block of dimensions (X_dim, Y_dim, Z_dim) will look in the one dimensional array at the index Z * Y_dim * X_dim + Y * X_dim + X. Right now I am using block dimensions of 512 x 256 x 256 – this amounts to a total of 33,554,432 voxels.</text:span></text:p>
      <text:h text:style-name="P7" text:outline-level="2"><text:soft-page-break/>Primitives</text:h>
      <text:h text:style-name="P9" text:outline-level="2">Masking Functions</text:h>
      <text:h text:style-name="P10" text:outline-level="2">Model File Loading using JSON</text:h>
      <text:h text:style-name="P8" text:outline-level="2">CPU Renderer</text:h>
      <text:h text:style-name="P7" text:outline-level="2">Precomputed Lighting</text:h>
      <text:h text:style-name="P7" text:outline-level="2">Output</text:h>
      <text:h text:style-name="Heading_20_1" text:outline-level="1"><text:span text:style-name="T14">Vu</text:span> <text:span text:style-name="T15">(</text:span><text:span text:style-name="T16">hardware accelerated </text:span><text:span text:style-name="T15">voxel model viewer)</text:span></text:h>
      <text:h text:style-name="Heading_20_2" text:outline-level="2">Initialization</text:h>
      <text:h text:style-name="P7" text:outline-level="2">Representation of Geometry</text:h>
      <text:h text:style-name="Heading_20_2" text:outline-level="2">Vertex Shader</text:h>
      <text:h text:style-name="Heading_20_2" text:outline-level="2">Fragment Shader</text:h>
      <text:h text:style-name="Heading_20_2" text:outline-level="2">User Interaction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7T01:36:44.258281171</meta:creation-date>
    <dc:date>2019-06-07T16:53:54.398025364</dc:date>
    <meta:editing-duration>PT6H42M27S</meta:editing-duration>
    <meta:editing-cycles>12</meta:editing-cycles>
    <meta:generator>LibreOffice/6.2.4.2.0$Linux_X86_64 LibreOffice_project/20$Build-2</meta:generator>
    <meta:document-statistic meta:table-count="0" meta:image-count="0" meta:object-count="0" meta:page-count="2" meta:paragraph-count="22" meta:word-count="360" meta:character-count="2146" meta:non-whitespace-character-count="1795"/>
  </office:meta>
</office:document-meta>
</file>